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tyle="italic" officeooo:rsid="001fc1fa" officeooo:paragraph-rsid="001fc1fa" style:font-style-asian="italic" style:font-style-complex="italic"/>
    </style:style>
    <style:style style:name="T1" style:family="text">
      <style:text-properties style:font-name="Times New Roman1"/>
    </style:style>
    <style:style style:name="T2" style:family="text">
      <style:text-properties style:font-name="Times New Roman1" officeooo:rsid="0022692a"/>
    </style:style>
    <style:style style:name="T3" style:family="text">
      <style:text-properties fo:font-variant="small-caps" style:font-name="Times New Roman1"/>
    </style:style>
    <style:style style:name="T4" style:family="text">
      <style:text-properties style:font-name="Times New Roman1" officeooo:rsid="002269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 255. </text:span><text:span text:style-name="T2">[…]</text:span><text:span text:style-name="T2"> </text:span><text:span text:style-name="T1">Ensi dormi Nascien jusques a l'ajorner ; et lors li vint une avision, si il estoit avis que il venoit en unes grans plaignes. Si i avoit mout grant plenté de biaus oisiaus. Et com il esgardoit, si veoit que il voloient en haut de teus i avoit, et de teus i avoit qui mout voloient bassement ; et une autre partie d'aus ne pooit voler, ains se tenoit a terre. Puis si venoit uns d'aus, tous li plus biaus, si le prenoit a ses .</text:span><text:span text:style-name="T3">ii</text:span><text:span text:style-name="T1">. piés, si l'emportoit amont en l'air en haut. Et lors si li disoit : « Vole ! » Et Nasciens se regardoit souventes fois, et si avoit eles mout grans et mout legieres, et si estoient toutes blanches. Et il envoloit tout autresi legierement come s'il marcheast de son pié. Aprés si venoit li grans oisiaus devant lui, cil qui l'avoit apris a voler ; et si li disoit que il li donnast a mengier, car il avoit mout garnt faim. Et Nasciens li respondi : « Que veus tu que je te doigne a mengier ? Je te donerai ce que tu demanderas et ce que je porrai avoir. » Et li oisiaus disoit : « Certes, je ne serai jamais saoulés se tu ne me donnes ton cuer a mengier. » Et il prenoit tout maintenant son cuer, si li bailloit ; et li oisiaus l'emportoit mout grant joie faisant et disoit en son langage : « Or sui tous saoulés quant je emporte ce dont je avoie faim, et ce que je voloie, et ce dont nus ne connoist la senefiance : ce est la petite sorisiete de qui li grans lyons eschapera, qui vaintera de cors et de force toutes les terriennes bestes. Et quant il les avra toutes vaincues et mises sous lui par grandece de valour, et il avra toutes terriennes poestés sormontees, si ne quidera riens avoir fait aussi com on fait el ciel. Lors li vendront unes eles, et volera par desus toutes les hauteces des montaingnes, et trespassera l'espesseté des nues, et enterra el ciel parmi la maistre por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19T13:39:46.480054491</meta:creation-date>
    <dc:date>2015-05-19T14:25:47.686485731</dc:date>
    <dc:creator>Gauthier </dc:creator>
    <meta:editing-duration>PT34S</meta:editing-duration>
    <meta:editing-cycles>2</meta:editing-cycles>
    <meta:generator>LibreOffice/4.2.7.2$Linux_X86_64 LibreOffice_project/420m0$Build-2</meta:generator>
    <meta:document-statistic meta:table-count="0" meta:image-count="0" meta:object-count="0" meta:page-count="1" meta:paragraph-count="1" meta:word-count="358" meta:character-count="1833" meta:non-whitespace-character-count="1475"/>
  </office:meta>
</office:document-meta>
</file>